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9b23" officeooo:paragraph-rsid="00069b2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d3f6" officeooo:paragraph-rsid="0007d3f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7d3f6" officeooo:paragraph-rsid="00069b2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énario du jeu Renjou</text:p>
      <text:p text:style-name="P3"/>
      <text:p text:style-name="P2">Notre jeu serait utilisé d'une façon portable. Par exemple, effectuer une partie dans le tram, pendant les pubs à la télé.</text:p>
      <text:p text:style-name="P2"/>
      <text:p text:style-name="P2">Thierry attend à son arrêt de bus. Pour ne pas s'ennuyer, il exécute une partie de Renjou.</text:p>
      <text:p text:style-name="P2"/>
      <text:p text:style-name="P2">Ce jeu vise particulièrement des gens peu expérimentés donc les parties seront assez rap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c </meta:initial-creator>
    <meta:creation-date>2016-05-13T15:07:43.336491515</meta:creation-date>
    <dc:date>2016-05-13T15:17:24.569709997</dc:date>
    <dc:creator>gilc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56" meta:character-count="326" meta:non-whitespace-character-count="274"/>
  </office:meta>
</office:document-meta>
</file>